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Test.test_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Test.test_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rrorAppendable.append( CharSequence csq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Test.test_fromJavaObject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Test.test_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Test.test_writeTo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ONTest.test_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SONTest.test_writeTo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ONTest.test_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Test.test_writeTo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rrorAppendable.append( CharSequence csq , int start , int 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Appendable.append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Test.test_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SONTest.test_writeTo_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Test.test_for_j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